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d2ad" officeooo:paragraph-rsid="000ed2ad"/>
    </style:style>
    <style:style style:name="P2" style:family="paragraph" style:parent-style-name="Standard">
      <style:text-properties fo:font-weight="bold" officeooo:rsid="000ed2ad" officeooo:paragraph-rsid="000ed2ad" style:font-weight-asian="bold" style:font-weight-complex="bold"/>
    </style:style>
    <style:style style:name="P3" style:family="paragraph" style:parent-style-name="Standard">
      <style:text-properties fo:font-weight="bold" officeooo:rsid="0011c026" officeooo:paragraph-rsid="0011c026" style:font-weight-asian="bold" style:font-weight-complex="bold"/>
    </style:style>
    <style:style style:name="P4" style:family="paragraph" style:parent-style-name="Standard">
      <style:text-properties fo:font-weight="normal" officeooo:rsid="000ed2ad" officeooo:paragraph-rsid="000ed2ad" style:font-weight-asian="normal" style:font-weight-complex="normal"/>
    </style:style>
    <style:style style:name="P5" style:family="paragraph" style:parent-style-name="Standard">
      <style:text-properties fo:font-weight="normal" officeooo:rsid="000fd496" officeooo:paragraph-rsid="000fd496" style:font-weight-asian="normal" style:font-weight-complex="normal"/>
    </style:style>
    <style:style style:name="P6" style:family="paragraph" style:parent-style-name="Standard">
      <style:text-properties fo:font-weight="normal" officeooo:rsid="000fd496" officeooo:paragraph-rsid="0011c026" style:font-weight-asian="normal" style:font-weight-complex="normal"/>
    </style:style>
    <style:style style:name="P7" style:family="paragraph" style:parent-style-name="Standard">
      <style:text-properties fo:font-weight="normal" officeooo:rsid="0011c026" officeooo:paragraph-rsid="0011c026" style:font-weight-asian="normal" style:font-weight-complex="normal"/>
    </style:style>
    <style:style style:name="P8" style:family="paragraph" style:parent-style-name="Standard">
      <style:text-properties fo:font-style="normal" officeooo:rsid="000ed2ad" officeooo:paragraph-rsid="000ed2a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d2ad" style:font-style-asian="italic" style:font-style-complex="italic"/>
    </style:style>
    <style:style style:name="T3" style:family="text">
      <style:text-properties fo:font-style="italic" officeooo:rsid="0011c026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d496" style:font-style-asian="normal" style:font-style-complex="normal"/>
    </style:style>
    <style:style style:name="T7" style:family="text">
      <style:text-properties fo:font-style="normal" officeooo:rsid="000ed2ad" style:font-style-asian="normal" style:font-style-complex="normal"/>
    </style:style>
    <style:style style:name="T8" style:family="text">
      <style:text-properties fo:font-style="normal" officeooo:rsid="0011c026" style:font-style-asian="normal" style:font-style-complex="normal"/>
    </style:style>
    <style:style style:name="T9" style:family="text">
      <style:text-properties officeooo:rsid="0011c0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Painting Technique Resources</text:p>
      <text:p text:style-name="P3">Susan Scott</text:p>
      <text:p text:style-name="P3">PTNG 200</text:p>
      <text:p text:style-name="P2"/>
      <text:p text:style-name="P2"/>
      <text:p text:style-name="P2">Egg Tempera</text:p>
      <text:p text:style-name="P1"/>
      <text:p text:style-name="P1">Thompson, Daniel V. <text:span text:style-name="T4">The Practise of Tempera Painting: Materials and Methods. </text:span>General Publishing Company, 1962. Originally published: Yale University<text:span text:style-name="T9">,</text:span> 1936. <text:s/></text:p>
      <text:p text:style-name="P1"/>
      <text:p text:style-name="P1">Sultan, Altoon. <text:s/>The Luminous Brush: Painting with Egg Tempera. <text:s/>Watson-Guptil<text:span text:style-name="T9">l</text:span> Publications<text:span text:style-name="T9">,</text:span> 1999.</text:p>
      <text:p text:style-name="P1"/>
      <text:p text:style-name="P2">Oil</text:p>
      <text:p text:style-name="P2"/>
      <text:p text:style-name="P4">Doerner, Max. <text:s/><text:span text:style-name="T1">The Materials of the Artist. </text:span><text:span text:style-name="T5">Eugen Neuhaus</text:span><text:span text:style-name="T8">,</text:span><text:span text:style-name="T5"> 1962.</text:span><text:span text:style-name="T6"> <text:s/></text:span><text:span text:style-name="T5">Originally published: Harcourt, Brace &amp; World, Inc.</text:span><text:span text:style-name="T8">,</text:span><text:span text:style-name="T5"> 1934.</text:span></text:p>
      <text:p text:style-name="P4"><text:span text:style-name="T5"/></text:p>
      <text:p text:style-name="P5"><text:span text:style-name="T5">Mayer, Ralph. <text:s/></text:span><text:span text:style-name="T1">The Artist's Handbook. </text:span><text:span text:style-name="T5">3rd ed. The Viking Press</text:span><text:span text:style-name="T8">,</text:span><text:span text:style-name="T5"> 1977. <text:s/>Originally published: 1940.</text:span></text:p>
      <text:p text:style-name="P5"><text:span text:style-name="T5"/></text:p>
      <text:p text:style-name="P5"><text:span text:style-name="T5">Smith, Ray. <text:s/></text:span><text:span text:style-name="T1">The Artist's Handbook. </text:span><text:span text:style-name="T5">Alfred A. Knopf, Inc.</text:span><text:span text:style-name="T8">,</text:span><text:span text:style-name="T5"> 1993. <text:s/>Originally published: 1987.</text:span></text:p>
      <text:p text:style-name="P5"><text:span text:style-name="T5"/></text:p>
      <text:p text:style-name="P5"><text:span text:style-name="T5">Kay, Reed. <text:s/></text:span><text:span text:style-name="T1">The Painter's Companion: a basic guide to studio methods and materials. <text:s/></text:span><text:span text:style-name="T5">6th ed. 1967. <text:s/></text:span></text:p>
      <text:p text:style-name="P5"><text:span text:style-name="T5"/></text:p>
      <text:p text:style-name="P6"><text:span text:style-name="T5">Massey, Robert. <text:s/></text:span><text:span text:style-name="T1">Formulas for Painters</text:span><text:span text:style-name="T3">.</text:span><text:span text:style-name="T1"> </text:span><text:span text:style-name="T7">Watson-Guptil</text:span><text:span text:style-name="T8"> Publications, 1967.</text:span></text:p>
      <text:p text:style-name="P6"><text:span text:style-name="T8"/></text:p>
      <text:p text:style-name="P7"><text:span text:style-name="T8">S</text:span><text:span text:style-name="T5">mith, Ray. <text:s/></text:span><text:span text:style-name="T1">The Artist's Handbook. </text:span><text:span text:style-name="T5">3rd ed. DK Publishing, 2009. </text:span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30:40.170000000</meta:creation-date>
    <dc:date>2019-02-21T19:57:11.561000000</dc:date>
    <meta:editing-duration>PT6M9S</meta:editing-duration>
    <meta:editing-cycles>1</meta:editing-cycles>
    <meta:document-statistic meta:table-count="0" meta:image-count="0" meta:object-count="0" meta:page-count="1" meta:paragraph-count="13" meta:word-count="121" meta:character-count="870" meta:non-whitespace-character-count="745"/>
    <meta:generator>LibreOffice/5.4.4.2$Windows_X86_64 LibreOffice_project/2524958677847fb3bb44820e40380acbe820f960</meta:generator>
  </office:meta>
</office:document-meta>
</file>